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6.499cm" fo:margin-left="0cm" fo:margin-top="0cm" fo:margin-bottom="0cm" table:align="left" style:writing-mode="lr-tb"/>
    </style:style>
    <style:style style:name="Таблица1.A" style:family="table-column">
      <style:table-column-properties style:column-width="5.001cm"/>
    </style:style>
    <style:style style:name="Таблица1.B" style:family="table-column">
      <style:table-column-properties style:column-width="6.75cm"/>
    </style:style>
    <style:style style:name="Таблица1.C" style:family="table-column">
      <style:table-column-properties style:column-width="4.74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1cm"/>
    </style:style>
    <style:style style:name="Таблица2.C" style:family="table-column">
      <style:table-column-properties style:column-width="13.9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296cm"/>
    </style:style>
    <style:style style:name="Таблица3.B" style:family="table-column">
      <style:table-column-properties style:column-width="11.695cm"/>
    </style:style>
    <style:style style:name="Таблица3.C" style:family="table-column">
      <style:table-column-properties style:column-width="4.02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b4e2" style:font-name-complex="Times New Roman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251cm" style:auto-text-indent="false"/>
      <style:text-properties officeooo:paragraph-rsid="0015b4e2" fo:hyphenate="tru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b4e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3ab4d6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f9cd0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09f09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43c5d" officeooo:paragraph-rsid="0015b4e2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acb63" officeooo:paragraph-rsid="0015b4e2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251cm" style:auto-text-indent="false"/>
      <style:text-properties style:font-name="Times New Roman" fo:font-size="14pt" officeooo:rsid="0033b2a6" officeooo:paragraph-rsid="0033b2a6" style:font-size-asian="14pt" style:font-name-complex="Times New Roman1" style:font-size-complex="14pt"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name-asian="Times New Roman1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officeooo:paragraph-rsid="0015b4e2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text-transform="uppercase" style:font-name="Times New Roman" fo:font-weight="bold" officeooo:paragraph-rsid="0015b4e2" style:font-name-asian="Times New Roman1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text-transform="uppercase" style:font-name="Times New Roman" fo:font-size="14pt" officeooo:paragraph-rsid="0015b4e2" style:font-name-asian="Times New Roman1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officeooo:paragraph-rsid="0015b4e2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officeooo:rsid="0034f248" officeooo:paragraph-rsid="0034f248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21fd3a" officeooo:paragraph-rsid="0021fd3a"/>
    </style:style>
    <style:style style:name="P19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text-transform="uppercase" style:font-name="Times New Roman" fo:font-size="14pt" fo:font-weight="bold" officeooo:paragraph-rsid="0015b4e2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text-transform="uppercase" style:font-name="Times New Roman" fo:font-size="14pt" officeooo:paragraph-rsid="0015b4e2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a" style:font-name="Times New Roman" fo:font-size="14pt" fo:font-weight="bold" officeooo:paragraph-rsid="0015b4e2" style:font-name-asian="Times New Roman1" style:font-size-asian="14pt" style:language-asian="zh" style:country-asian="CN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text-indent="1.251cm" style:auto-text-indent="false"/>
      <style:text-properties fo:color="#00000a" style:font-name="Times New Roman" fo:font-size="14pt" fo:font-weight="bold" officeooo:paragraph-rsid="0015b4e2" style:font-name-asian="Times New Roman1" style:font-size-asian="14pt" style:language-asian="zh" style:country-asian="CN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1.251cm" style:auto-text-indent="false" fo:keep-with-next="always"/>
      <style:text-properties style:font-name="Times New Roman" fo:font-size="14pt" officeooo:paragraph-rsid="0015b4e2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style:font-name="Times New Roman" fo:font-size="14pt" officeooo:paragraph-rsid="0015b4e2" style:font-size-asian="14pt" style:font-name-complex="Times New Roman1" style:font-size-complex="14pt"/>
    </style:style>
    <style:style style:name="P28" style:family="paragraph" style:parent-style-name="Heading_20_1">
      <style:paragraph-properties fo:margin-left="0cm" fo:margin-right="0cm" fo:line-height="150%" fo:text-align="center" style:justify-single-word="false" fo:text-indent="1.251cm" style:auto-text-indent="false" fo:break-before="pag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29" style:family="paragraph" style:parent-style-name="Heading_20_1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30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31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officeooo:paragraph-rsid="0015b4e2"/>
    </style:style>
    <style:style style:name="P32" style:family="paragraph" style:parent-style-name="Heading_20_3">
      <style:paragraph-properties fo:margin-left="0cm" fo:margin-right="0cm" fo:line-height="150%" fo:text-indent="1.251cm" style:auto-text-indent="false"/>
      <style:text-properties style:font-name="Times New Roman" fo:language="ru" fo:country="RU" fo:font-weight="normal" officeooo:paragraph-rsid="0015b4e2" style:font-weight-asian="normal" style:font-name-complex="Times New Roman1"/>
    </style:style>
    <style:style style:name="P3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5b4e2" style:font-name-complex="Times New Roman1" style:font-size-complex="14pt"/>
    </style:style>
    <style:style style:name="P34" style:family="paragraph" style:parent-style-name="Текст1">
      <style:paragraph-properties fo:margin-left="0cm" fo:margin-right="-0.002cm" fo:text-align="center" style:justify-single-word="false" fo:text-indent="1.251cm" style:auto-text-indent="false"/>
      <style:text-properties fo:text-transform="uppercase" fo:color="#000000" style:font-name="Times New Roman" fo:font-size="14pt" officeooo:paragraph-rsid="0015b4e2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officeooo:paragraph-rsid="0015b4e2" style:font-size-asian="14pt" style:font-name-complex="Times New Roman1" style:font-size-complex="14pt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9" style:family="paragraph" style:parent-style-name="Standard">
      <style:paragraph-properties fo:line-height="100%"/>
      <style:text-properties style:font-name="Times New Roman" fo:font-size="14pt" officeooo:paragraph-rsid="0015b4e2" style:font-size-asian="14pt" style:font-name-complex="Times New Roman1" style:font-size-complex="14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27cfc8" officeooo:paragraph-rsid="0015b4e2" style:font-size-asian="14pt" style:font-name-complex="Times New Roman1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0pt" officeooo:paragraph-rsid="0015b4e2" style:font-size-asian="10pt" style:font-name-complex="Times New Roman1" style:font-size-complex="10pt"/>
    </style:style>
    <style:style style:name="P43" style:family="paragraph" style:parent-style-name="Standard">
      <style:paragraph-properties fo:line-height="100%" fo:text-align="center" style:justify-single-word="false"/>
      <style:text-properties fo:font-size="14pt" officeooo:paragraph-rsid="0015b4e2" style:font-size-asian="14pt" style:font-size-complex="14pt"/>
    </style:style>
    <style:style style:name="P44" style:family="paragraph" style:parent-style-name="Standard">
      <style:paragraph-properties fo:margin-left="9.001cm" fo:margin-right="0cm" fo:margin-top="0cm" fo:margin-bottom="0.106cm" loext:contextual-spacing="false" fo:text-align="center" style:justify-single-word="false" fo:text-indent="0cm" style:auto-text-indent="false">
        <style:tab-stops>
          <style:tab-stop style:position="1cm"/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5" style:family="paragraph" style:parent-style-name="Standard">
      <style:paragraph-properties fo:margin-left="9.001cm" fo:margin-right="0cm" fo:margin-top="0cm" fo:margin-bottom="0.106cm" loext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6" style:family="paragraph" style:parent-style-name="Standard">
      <style:paragraph-properties fo:margin-left="9.001cm" fo:margin-right="0cm" fo:margin-top="0cm" fo:margin-bottom="0.212cm" loext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7" style:family="paragraph" style:parent-style-name="Standard">
      <style:paragraph-properties fo:margin-left="9.001cm" fo:margin-right="0cm" fo:margin-top="0cm" fo:margin-bottom="0.212cm" loext:contextual-spacing="false" fo:text-align="end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hyphenation-ladder-count="no-limit"/>
      <style:text-properties style:font-name="Times New Roman" fo:font-size="14pt" officeooo:paragraph-rsid="0015b4e2" style:font-size-asian="14pt" style:font-name-complex="Times New Roman1" style:font-size-complex="14pt" fo:hyphenate="true" fo:hyphenation-remain-char-count="2" fo:hyphenation-push-char-count="2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39db77" officeooo:paragraph-rsid="0039db77" style:font-size-asian="14pt" style:font-name-complex="Times New Roman1" style:font-size-complex="14pt"/>
    </style:style>
    <style:style style:name="P50" style:family="paragraph" style:parent-style-name="Standard">
      <style:paragraph-properties fo:margin-top="0cm" fo:margin-bottom="0cm" loext:contextual-spacing="false" fo:hyphenation-ladder-count="no-limit"/>
      <style:text-properties fo:color="#00000a" style:font-name="Times New Roman" fo:font-size="14pt" officeooo:paragraph-rsid="0015b4e2" style:font-name-asian="Times New Roman1" style:font-size-asian="14pt" style:language-asian="zh" style:country-asian="CN" style:font-name-complex="Times New Roman1" style:font-size-complex="14pt" fo:hyphenate="true" fo:hyphenation-remain-char-count="2" fo:hyphenation-push-char-count="2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4pt" officeooo:rsid="0039db77" officeooo:paragraph-rsid="0039db77" style:font-size-asian="14pt" style:font-name-complex="Times New Roman1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9db77" officeooo:paragraph-rsid="0039db77" style:font-size-asian="14pt" style:font-weight-asian="bold" style:font-name-complex="Times New Roman1" style:font-size-complex="14pt" style:font-weight-complex="bold"/>
    </style:style>
    <style:style style:name="P53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fo:color="#2a2a2a" officeooo:paragraph-rsid="0015b4e2" style:font-name-complex="Times New Roman1" style:font-size-complex="14pt" fo:hyphenate="true" fo:hyphenation-remain-char-count="2" fo:hyphenation-push-char-count="2"/>
    </style:style>
    <style:style style:name="P54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rsid="00262239" officeooo:paragraph-rsid="0015b4e2" style:font-name-complex="Times New Roman1" style:font-size-complex="14pt" fo:hyphenate="true" fo:hyphenation-remain-char-count="2" fo:hyphenation-push-char-count="2"/>
    </style:style>
    <style:style style:name="P55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paragraph-rsid="0015b4e2" style:font-name-complex="Times New Roman1" style:font-size-complex="14pt" fo:hyphenate="true" fo:hyphenation-remain-char-count="2" fo:hyphenation-push-char-count="2"/>
    </style:style>
    <style:style style:name="P56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paragraph-rsid="0015b4e2" fo:hyphenate="tru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3941da" officeooo:paragraph-rsid="003941da" style:font-size-asian="14pt" style:font-name-complex="Times New Roman1" style:font-size-complex="14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officeooo:rsid="003ab4d6" officeooo:paragraph-rsid="003ab4d6" style:font-size-asian="14pt" style:font-name-complex="Times New Roman1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188587" officeooo:paragraph-rsid="00188587" style:font-size-asian="14pt" style:font-name-complex="Times New Roman1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4566e4" officeooo:paragraph-rsid="004566e4" style:font-size-asian="14pt" style:font-name-complex="Times New Roman1" style:font-size-complex="14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fo:background-color="transparent" style:font-size-asian="14pt" style:font-name-complex="Times New Roman1" style:font-size-complex="14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officeooo:rsid="00340701" officeooo:paragraph-rsid="003e7d4a" style:font-size-asian="14pt" style:font-name-complex="Times New Roman1" style:font-size-complex="14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3e9906" style:font-name-complex="Times New Roman1"/>
    </style:style>
    <style:style style:name="P64" style:family="paragraph" style:parent-style-name="Standard" style:master-page-name="Standard">
      <style:paragraph-properties fo:margin-left="0cm" fo:margin-right="0cm" fo:line-height="100%" fo:text-align="center" style:justify-single-word="false" fo:text-indent="1.251cm" style:auto-text-indent="false" style:page-number="auto"/>
      <style:text-properties fo:text-transform="uppercase" style:font-name="Times New Roman" fo:font-size="14pt" fo:font-weight="bold" officeooo:paragraph-rsid="0015b4e2" style:font-size-asian="14pt" style:font-weight-asian="bold" style:font-name-complex="Times New Roman1" style:font-size-complex="14pt"/>
    </style:style>
    <style:style style:name="P6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39977d" officeooo:paragraph-rsid="0039db77" style:font-size-asian="14pt" style:font-name-complex="Times New Roman1" style:font-size-complex="14pt"/>
    </style:style>
    <style:style style:name="P6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357b47" officeooo:paragraph-rsid="0039db77" style:font-size-asian="14pt" style:font-name-complex="Times New Roman1" style:font-size-complex="14pt"/>
    </style:style>
    <style:style style:name="P6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39db77" officeooo:paragraph-rsid="0039db77" style:font-size-asian="14pt" style:font-name-complex="Times New Roman1" style:font-size-complex="14pt"/>
    </style:style>
    <style:style style:name="P6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3941da" officeooo:paragraph-rsid="0039db77" style:font-size-asian="14pt" style:font-name-complex="Times New Roman1" style:font-size-complex="14pt"/>
    </style:style>
    <style:style style:name="P6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7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7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7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296cm"/>
        </style:tab-stops>
      </style:paragraph-properties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75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rsid="00242c4a" officeooo:paragraph-rsid="00242c4a" style:font-size-asian="14pt" style:font-name-complex="Times New Roman1" style:font-size-complex="14pt"/>
    </style:style>
    <style:style style:name="P76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officeooo:paragraph-rsid="004566e4"/>
    </style:style>
    <style:style style:name="T1" style:family="text">
      <style:text-properties style:font-name="Times New Roman" fo:font-size="14pt" officeooo:rsid="002eba28" style:font-size-asian="14pt" style:font-size-complex="14pt"/>
    </style:style>
    <style:style style:name="T2" style:family="text">
      <style:text-properties style:font-name="Times New Roman" fo:font-size="14pt" officeooo:rsid="00243c5d" style:font-size-asian="14pt" style:font-size-complex="14pt"/>
    </style:style>
    <style:style style:name="T3" style:family="text">
      <style:text-properties style:font-name="Times New Roman" fo:font-size="14pt" officeooo:rsid="003d75f0" style:font-size-asian="14pt" style:font-size-complex="14pt"/>
    </style:style>
    <style:style style:name="T4" style:family="text">
      <style:text-properties style:font-name="Times New Roman" fo:font-size="14pt" officeooo:rsid="003e9906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f3d42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3533a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995ea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a94b8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afc7a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39db77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4566e4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80fa0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58b30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size-complex="14pt"/>
    </style:style>
    <style:style style:name="T17" style:family="text">
      <style:text-properties style:font-name="Times New Roman" fo:font-size="14pt" officeooo:rsid="0039977d" style:font-name-asian="Times New Roman1" style:font-size-asian="14pt" style:font-size-complex="14pt"/>
    </style:style>
    <style:style style:name="T18" style:family="text">
      <style:text-properties style:font-name="Times New Roman" fo:font-size="14pt" officeooo:rsid="004f9770" style:font-name-asian="Times New Roman1" style:font-size-asian="14pt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font-style="italic" officeooo:rsid="00357b47" style:font-size-asian="14pt" style:font-style-asian="italic" style:font-name-complex="Times New Roman1" style:font-size-complex="14pt" style:font-style-complex="italic"/>
    </style:style>
    <style:style style:name="T21" style:family="text">
      <style:text-properties style:font-name="Times New Roman" fo:font-size="14pt" fo:font-style="italic" officeooo:rsid="003829c0" style:font-size-asian="14pt" style:font-style-asian="italic" style:font-name-complex="Times New Roman1" style:font-size-complex="14pt" style:font-style-complex="italic"/>
    </style:style>
    <style:style style:name="T22" style:family="text">
      <style:text-properties style:font-name="Times New Roman" fo:font-size="14pt" fo:font-style="normal" officeooo:rsid="00357b47" style:font-size-asian="14pt" style:font-style-asian="normal" style:font-name-complex="Times New Roman1" style:font-size-complex="14pt" style:font-style-complex="normal"/>
    </style:style>
    <style:style style:name="T23" style:family="text">
      <style:text-properties style:font-name="Times New Roman" fo:font-size="14pt" fo:font-style="normal" officeooo:rsid="003829c0" style:font-size-asian="14pt" style:font-style-asian="normal" style:font-name-complex="Times New Roman1" style:font-size-complex="14pt" style:font-style-complex="normal"/>
    </style:style>
    <style:style style:name="T24" style:family="text">
      <style:text-properties style:font-name="Times New Roman" fo:font-weight="normal" style:font-weight-asian="normal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2eba28" style:font-size-asian="14pt" style:font-size-complex="14pt"/>
    </style:style>
    <style:style style:name="T27" style:family="text">
      <style:text-properties fo:font-size="14pt" officeooo:rsid="0023d5bf" style:font-size-asian="14pt" style:font-size-complex="14pt"/>
    </style:style>
    <style:style style:name="T28" style:family="text">
      <style:text-properties officeooo:rsid="001da7ac"/>
    </style:style>
    <style:style style:name="T29" style:family="text">
      <style:text-properties officeooo:rsid="001f3d42"/>
    </style:style>
    <style:style style:name="T30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1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32" style:family="text">
      <style:text-properties officeooo:rsid="0023d5bf"/>
    </style:style>
    <style:style style:name="T33" style:family="text">
      <style:text-properties officeooo:rsid="00262239"/>
    </style:style>
    <style:style style:name="T34" style:family="text">
      <style:text-properties style:font-name-complex="Times New Roman1" style:font-size-complex="14pt"/>
    </style:style>
    <style:style style:name="T35" style:family="text">
      <style:text-properties officeooo:rsid="00262239" style:font-name-complex="Times New Roman1" style:font-size-complex="14pt"/>
    </style:style>
    <style:style style:name="T36" style:family="text">
      <style:text-properties fo:font-variant="normal" fo:text-transform="none" style:font-name="Times New Roman" fo:font-weight="normal" style:font-name-asian="Times New Roman1" style:font-weight-asian="normal" style:font-size-complex="14pt"/>
    </style:style>
    <style:style style:name="T37" style:family="text">
      <style:text-properties officeooo:rsid="002920c8"/>
    </style:style>
    <style:style style:name="T38" style:family="text">
      <style:text-properties officeooo:rsid="002acb63"/>
    </style:style>
    <style:style style:name="T39" style:family="text">
      <style:text-properties fo:color="#00000a" style:font-name="Times New Roman" fo:font-size="14pt" officeooo:rsid="002eba28" style:font-size-asian="14pt" style:font-size-complex="14pt"/>
    </style:style>
    <style:style style:name="T40" style:family="text">
      <style:text-properties officeooo:rsid="00196151"/>
    </style:style>
    <style:style style:name="T41" style:family="text">
      <style:text-properties officeooo:rsid="001af121"/>
    </style:style>
    <style:style style:name="T42" style:family="text">
      <style:text-properties officeooo:rsid="001e1c7e"/>
    </style:style>
    <style:style style:name="T43" style:family="text">
      <style:text-properties officeooo:rsid="00209f09"/>
    </style:style>
    <style:style style:name="T44" style:family="text">
      <style:text-properties officeooo:rsid="00258b30"/>
    </style:style>
    <style:style style:name="T45" style:family="text">
      <style:text-properties officeooo:rsid="002dd401"/>
    </style:style>
    <style:style style:name="T46" style:family="text">
      <style:text-properties officeooo:rsid="002e805f"/>
    </style:style>
    <style:style style:name="T47" style:family="text">
      <style:text-properties style:font-size-complex="14pt"/>
    </style:style>
    <style:style style:name="T48" style:family="text">
      <style:text-properties officeooo:rsid="0032ec44"/>
    </style:style>
    <style:style style:name="T49" style:family="text">
      <style:text-properties officeooo:rsid="0034f248"/>
    </style:style>
    <style:style style:name="T50" style:family="text">
      <style:text-properties officeooo:rsid="0035f842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4566e4" fo:background-color="transparent" loext:char-shading-value="0"/>
    </style:style>
    <style:style style:name="T53" style:family="text">
      <style:text-properties fo:font-style="italic" fo:background-color="transparent" loext:char-shading-value="0" style:font-style-asian="italic" style:font-style-complex="italic"/>
    </style:style>
    <style:style style:name="T54" style:family="text">
      <style:text-properties fo:font-style="italic" officeooo:rsid="003e7d4a" style:font-style-asian="italic" style:font-style-complex="italic"/>
    </style:style>
    <style:style style:name="T55" style:family="text">
      <style:text-properties officeooo:rsid="003e7d4a"/>
    </style:style>
    <style:style style:name="T56" style:family="text">
      <style:text-properties officeooo:rsid="0043ccf6"/>
    </style:style>
    <style:style style:name="T57" style:family="text">
      <style:text-properties officeooo:rsid="0043fd4d"/>
    </style:style>
    <style:style style:name="T58" style:family="text">
      <style:text-properties officeooo:rsid="0044004b"/>
    </style:style>
    <style:style style:name="T59" style:family="text">
      <style:text-properties officeooo:rsid="00470aa3"/>
    </style:style>
    <style:style style:name="T60" style:family="text">
      <style:text-properties officeooo:rsid="004b6db7"/>
    </style:style>
    <style:style style:name="T61" style:family="text">
      <style:text-properties officeooo:rsid="004c9ba3"/>
    </style:style>
    <style:style style:name="T62" style:family="text">
      <style:text-properties officeooo:rsid="004dd50e"/>
    </style:style>
    <style:style style:name="T63" style:family="text">
      <style:text-properties officeooo:rsid="0051ca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19"/>
      <text:p text:style-name="P34"/>
      <text:p text:style-name="P44"/>
      <text:p text:style-name="P44"/>
      <text:p text:style-name="P44">У Т В Е Р Ж Д А Ю</text:p>
      <text:p text:style-name="P45"/>
      <text:p text:style-name="P46"/>
      <text:p text:style-name="P47"/>
      <text:p text:style-name="P46">«____» ___________ 201<text:span text:style-name="T28">9</text:span> г.</text:p>
      <text:p text:style-name="P36"/>
      <text:p text:style-name="P35"/>
      <text:p text:style-name="P35"/>
      <text:p text:style-name="P35"/>
      <text:p text:style-name="P35"/>
      <text:p text:style-name="P5">План квалификационного тестирования <text:span text:style-name="T28">программы создания заявления о выдаче заграничного паспорта нового поколения</text:span></text:p>
      <text:p text:style-name="P21"/>
      <text:p text:style-name="P26"><text:bookmark text:name="_GoBack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Москва 201<text:span text:style-name="T28">9</text:span></text:p>
      <text:p text:style-name="P48"/>
      <text:h text:style-name="P28" text:outline-level="1"><text:bookmark-start text:name="_Toc469988187"/><text:bookmark-start text:name="__RefHeading___Toc8666_2589485794"/>СПИСОК ИСПОЛНИТЕЛЕЙ<text:bookmark-end text:name="_Toc469988187"/><text:bookmark-end text:name="__RefHeading___Toc8666_2589485794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</table:table-row>
        <table:table-row table:style-name="Таблица1.1"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>_______________________</text:p>
          </table:table-cell>
          <table:table-cell table:style-name="Таблица1.A1" office:value-type="string">
            <text:p text:style-name="P39">И.Ю. Трофимов</text:p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2">Подпись, дата</text:p>
          </table:table-cell>
          <table:table-cell table:style-name="Таблица1.A1" office:value-type="string">
            <text:p text:style-name="P39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9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9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39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9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9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37"/>
          </table:table-cell>
        </table:table-row>
      </table:table>
      <text:p text:style-name="P14"/>
      <text:p text:style-name="P50"/>
      <text:h text:style-name="P28" text:outline-level="1"><text:bookmark-start text:name="_Toc469988188"/><text:bookmark-start text:name="__RefHeading___Toc8668_2589485794"/>РЕФЕРАТ<text:bookmark-end text:name="_Toc469988188"/><text:bookmark-end text:name="__RefHeading___Toc8668_2589485794"/></text:h>
      <text:p text:style-name="P3"><text:span text:style-name="T16">План на </text:span><text:span text:style-name="T16"><text:page-count>13</text:page-count></text:span><text:span text:style-name="T16"><text:s/>стр., </text:span><text:span text:style-name="T17">1 табл., </text:span><text:span text:style-name="T18">3</text:span><text:span text:style-name="T16"> ист.</text:span></text:p>
      <text:p text:style-name="P12">Ключевые слова: квалификационное тестирование, <text:span text:style-name="T29">исследовательского тестирования, тестовые сценарии, формально-логический контроль данных, </text:span>методики проектирования тестов, тестовое окружение.</text:p>
      <text:p text:style-name="P3"><text:span text:style-name="T5">Документ предназначен для планирования работ, анализа и разбиения на </text:span><text:span text:style-name="T6">активности</text:span><text:span text:style-name="T5"> по тестированию </text:span><text:span text:style-name="T6">приложения по созданию заявления о выдаче заграничного паспорта нового поколения</text:span><text:span text:style-name="T5">.</text:span></text:p>
      <text:p text:style-name="P3"><text:bookmark text:name="_Toc467253320"/><text:bookmark text:name="_Toc467254379"/><text:bookmark text:name="_Toc467508758"/><text:bookmark text:name="_Toc467508887"/><text:bookmark text:name="_Toc467569700"/></text:p>
      <text:p text:style-name="P24"/>
      <text:h text:style-name="P28" text:outline-level="1"><text:bookmark-start text:name="_Toc464808643"/><text:bookmark-start text:name="__RefHeading___Toc8670_2589485794"/><text:bookmark-start text:name="_Toc467253321"/><text:bookmark-start text:name="_Toc467254380"/><text:bookmark-start text:name="_Toc467508759"/><text:bookmark-start text:name="_Toc467508888"/><text:bookmark-start text:name="_Toc467569701"/><text:bookmark-start text:name="_Toc469928103"/><text:bookmark-start text:name="_Toc469928252"/><text:bookmark-start text:name="_Toc469946112"/><text:bookmark-start text:name="_Toc469947078"/><text:bookmark-start text:name="_Toc469988189"/>СОДЕРЖАНИЕ<text:bookmark-end text:name="_Toc464808643"/><text:bookmark-end text:name="__RefHeading___Toc8670_2589485794"/><text:bookmark-end text:name="_Toc467253321"/><text:bookmark-end text:name="_Toc467254380"/><text:bookmark-end text:name="_Toc467508759"/><text:bookmark-end text:name="_Toc467508888"/><text:bookmark-end text:name="_Toc467569701"/><text:bookmark-end text:name="_Toc469928103"/><text:bookmark-end text:name="_Toc469928252"/><text:bookmark-end text:name="_Toc469946112"/><text:bookmark-end text:name="_Toc469947078"/><text:bookmark-end text:name="_Toc469988189"/></text:h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3"><text:a xlink:type="simple" xlink:href="#__RefHeading___Toc8666_2589485794" text:style-name="Index_20_Link" text:visited-style-name="Index_20_Link">СПИСОК ИСПОЛНИТЕЛЕЙ<text:tab/>2</text:a></text:p>
          <text:p text:style-name="P73"><text:a xlink:type="simple" xlink:href="#__RefHeading___Toc8668_2589485794" text:style-name="Index_20_Link" text:visited-style-name="Index_20_Link">РЕФЕРАТ<text:tab/>3</text:a></text:p>
          <text:p text:style-name="P73"><text:a xlink:type="simple" xlink:href="#__RefHeading___Toc8670_2589485794" text:style-name="Index_20_Link" text:visited-style-name="Index_20_Link">СОДЕРЖАНИЕ<text:tab/>4</text:a></text:p>
          <text:p text:style-name="P73"><text:a xlink:type="simple" xlink:href="#__RefHeading___Toc8672_2589485794" text:style-name="Index_20_Link" text:visited-style-name="Index_20_Link">ОПРЕДЕЛЕНИЯ, ОБОЗНАЧЕНИЯ И СОКРАЩЕНИЯ<text:tab/>5</text:a></text:p>
          <text:p text:style-name="P73"><text:a xlink:type="simple" xlink:href="#__RefHeading___Toc8674_2589485794" text:style-name="Index_20_Link" text:visited-style-name="Index_20_Link">ВВЕДЕНИЕ<text:tab/>7</text:a></text:p>
          <text:p text:style-name="P73"><text:a xlink:type="simple" xlink:href="#__RefHeading___Toc8676_2589485794" text:style-name="Index_20_Link" text:visited-style-name="Index_20_Link">1 Стратегия тестирования<text:tab/>8</text:a></text:p>
          <text:p text:style-name="P73"><text:a xlink:type="simple" xlink:href="#__RefHeading___Toc8678_2589485794" text:style-name="Index_20_Link" text:visited-style-name="Index_20_Link">2 Идентификация объектов тестирования<text:tab/>8</text:a></text:p>
          <text:p text:style-name="P73"><text:a xlink:type="simple" xlink:href="#__RefHeading___Toc8680_2589485794" text:style-name="Index_20_Link" text:visited-style-name="Index_20_Link">3 График запланированных активностей и определение заданий на тестирование<text:tab/>8</text:a></text:p>
          <text:p text:style-name="P73"><text:a xlink:type="simple" xlink:href="#__RefHeading___Toc8682_2589485794" text:style-name="Index_20_Link" text:visited-style-name="Index_20_Link">4 Виды тестирования<text:tab/>9</text:a></text:p>
          <text:p text:style-name="P73"><text:a xlink:type="simple" xlink:href="#__RefHeading___Toc8684_2589485794" text:style-name="Index_20_Link" text:visited-style-name="Index_20_Link">5 Определение методики проектирования тестов<text:tab/>9</text:a></text:p>
          <text:p text:style-name="P73"><text:a xlink:type="simple" xlink:href="#__RefHeading___Toc8686_2589485794" text:style-name="Index_20_Link" text:visited-style-name="Index_20_Link">6 Учёт рисков, которые могут возникнуть в процессе выполнения плана тестирования<text:tab/>10</text:a></text:p>
          <text:p text:style-name="P73"><text:a xlink:type="simple" xlink:href="#__RefHeading___Toc8688_2589485794" text:style-name="Index_20_Link" text:visited-style-name="Index_20_Link">7 Определение тестового окружения<text:tab/>10</text:a></text:p>
          <text:p text:style-name="P73"><text:a xlink:type="simple" xlink:href="#__RefHeading___Toc8690_2589485794" text:style-name="Index_20_Link" text:visited-style-name="Index_20_Link">8 Инфраструктурное обеспечение<text:tab/>10</text:a></text:p>
          <text:p text:style-name="P73"><text:a xlink:type="simple" xlink:href="#__RefHeading___Toc8692_2589485794" text:style-name="Index_20_Link" text:visited-style-name="Index_20_Link">9 Требования к численности и квалификации персонала<text:tab/>11</text:a></text:p>
          <text:p text:style-name="P73"><text:a xlink:type="simple" xlink:href="#__RefHeading___Toc8694_2589485794" text:style-name="Index_20_Link" text:visited-style-name="Index_20_Link">10 Критерии начала и окончания проведения тестирования<text:tab/>11</text:a></text:p>
          <text:p text:style-name="P73"><text:a xlink:type="simple" xlink:href="#__RefHeading___Toc8696_2589485794" text:style-name="Index_20_Link" text:visited-style-name="Index_20_Link">ЗАКЛЮЧЕНИЕ<text:tab/>12</text:a></text:p>
          <text:p text:style-name="P73"><text:a xlink:type="simple" xlink:href="#__RefHeading___Toc8698_2589485794" text:style-name="Index_20_Link" text:visited-style-name="Index_20_Link">СПИСОК ИСПОЛЬЗОВАННЫХ ИСТОЧНИКОВ<text:tab/>13</text:a></text:p>
        </text:index-body>
      </text:table-of-content>
      <text:p text:style-name="P25"/>
      <text:p text:style-name="P27"/>
      <text:h text:style-name="P29" text:outline-level="1"><text:bookmark-start text:name="_Toc469988190"/><text:bookmark-start text:name="__RefHeading___Toc8672_2589485794"/>ОПРЕДЕЛЕНИЯ, ОБОЗНАЧЕНИЯ И СОКРАЩЕНИЯ<text:bookmark-end text:name="_Toc469988190"/><text:bookmark-end text:name="__RefHeading___Toc8672_2589485794"/></text:h>
      <text:h text:style-name="P32" text:outline-level="3">Обозначения и определения</text:h>
      <text:p text:style-name="P3"><text:span text:style-name="T30">В настоящем плане квалификационного тестирования применены термины по ГОСТ Р ИСО 9001-2015, ГОСТ Р ИСО/МЭК 12207-2010, используются термины из глоссария </text:span><text:span text:style-name="T31">ISTQB</text:span><text:span text:style-name="T30">, широко распространённые в сообществе специалистов по тестированию, и базирующиеся на основе международных стандартов </text:span><text:span text:style-name="T31">IEEE</text:span><text:span text:style-name="T30"> </text:span><text:span text:style-name="T5">829 и IEEE 610,</text:span><text:span text:style-name="T30"> а также следующие термины с соответствующими определениями</text:span><text:span text:style-name="T5">:</text:span></text:p>
      <text:p text:style-name="P3"><text:span text:style-name="T5">дефект – </text:span><text:span text:style-name="T30">несоответствие, связанное с предназначенным или установленным использованием фактического результата выполнения программы ожидаемому результату</text:span><text:span text:style-name="T5">;</text:span></text:p>
      <text:p text:style-name="P3"><text:span text:style-name="T30">инсталляция – процесс установки программного средства, удовлетворяющего заданным требованиям, в целевую среду применения</text:span><text:span text:style-name="T5">;</text:span></text:p>
      <text:p text:style-name="P6">план тестирования – документ, описывающий объем работ по квалификационному тестированию, начиная с описания объекта, цели, стратегии, расписания, критериев начала и окончания тестирования, до необходимого в процессе работы тестовых сред, тестовых сценариев, а также оценки рисков с вариантами их разрешения; </text:p>
      <text:p text:style-name="P61"><text:span text:style-name="T63">тестирование на основе чек-листов — м</text:span>етод создания тестов, основанный на опыте, <text:s/>при <text:s/>котором <text:s text:c="2"/>тестировщик <text:s/>использует <text:s/>высокоуровневые <text:s/>списки, содерж<text:span text:style-name="T63">ащие</text:span> пункты, которые нужно отметить или запомнить, или <text:span text:style-name="T63">состоящие</text:span> из набора правил или критериев, согласно которым верифицируется программ<text:span text:style-name="T63">а;</text:span></text:p>
      <text:p text:style-name="P16">установочный пакет – исполняемый бинарный файл, использующийся для инсталляции программного средства.</text:p>
      <text:p text:style-name="P23"/>
      <text:h text:style-name="P32" text:outline-level="3">Сокращения</text:h>
      <text:p text:style-name="P6">В данном плане квалификационного тестирования используются следующие сокраще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38">ОС</text:p>
          </table:table-cell>
          <table:table-cell table:style-name="Таблица2.A1" office:value-type="string">
            <text:p text:style-name="P38"><text:s/>– </text:p>
          </table:table-cell>
          <table:table-cell table:style-name="Таблица2.A1" office:value-type="string">
            <text:p text:style-name="P38">операционная система;</text:p>
          </table:table-cell>
        </table:table-row>
        <table:table-row table:style-name="Таблица2.1">
          <table:table-cell table:style-name="Таблица2.A1" office:value-type="string">
            <text:p text:style-name="P38">ПО</text:p>
          </table:table-cell>
          <table:table-cell table:style-name="Таблица2.A1" office:value-type="string">
            <text:p text:style-name="P38"><text:s/>– </text:p>
          </table:table-cell>
          <table:table-cell table:style-name="Таблица2.A1" office:value-type="string">
            <text:p text:style-name="P38">программное обеспечение;</text:p>
          </table:table-cell>
        </table:table-row>
        <table:table-row table:style-name="Таблица2.1">
          <table:table-cell table:style-name="Таблица2.A1" office:value-type="string">
            <text:p text:style-name="P40">ФЛК</text:p>
          </table:table-cell>
          <table:table-cell table:style-name="Таблица2.A1" office:value-type="string">
            <text:p text:style-name="P38"><text:s/>–</text:p>
          </table:table-cell>
          <table:table-cell table:style-name="Таблица2.A1" office:value-type="string">
            <text:p text:style-name="P40">формально-логический контроль.</text:p>
          </table:table-cell>
        </table:table-row>
      </table:table>
      <text:p text:style-name="P23"/>
      <text:p text:style-name="P50"/>
      <text:h text:style-name="P28" text:outline-level="1"><text:bookmark-start text:name="_Toc469988191"/><text:bookmark-start text:name="__RefHeading___Toc8674_2589485794"/>ВВЕДЕНИЕ<text:bookmark-end text:name="_Toc469988191"/><text:bookmark-end text:name="__RefHeading___Toc8674_2589485794"/></text:h>
      <text:p text:style-name="P13"><text:span text:style-name="T25">Документ содержит описание подходов </text:span><text:span text:style-name="T27">проведения тестирования </text:span><text:span text:style-name="T25">и видов тестов</text:span><text:span text:style-name="T27">ых сценариев</text:span><text:span text:style-name="T25">. Он определяет объекты тестирования, свойства для тестирования, задания, ответственных за задания, уровни и виды проведения тестирования, независимости каждого тестировщика, тестовое окружение, метод проектирования тестов, определяет используемые критерии входа и критерии выхода и причины их выбора, а также любые риски, требующие планирования на случай чрезвычайных обстоятельств.</text:span></text:p>
      <text:p text:style-name="P33"/>
      <text:h text:style-name="P32" text:outline-level="3">Комплексные показатели качества</text:h>
      <text:p text:style-name="P6">При осуществлении контроля качества разработки в ходе данной работы применяются комплексные показатели качества, которые приводятся в соответствии с ГОСТ Р ИСО/МЭК 25010-2015.</text:p>
      <text:p text:style-name="P6"/>
      <text:h text:style-name="P32" text:outline-level="3">Цели тестирования</text:h>
      <text:p text:style-name="P6">Целью проведения квалификационного тестирования <text:span text:style-name="T28">программы по созданию заявления о выдаче заграничного паспорта нового поколения</text:span> является <text:span text:style-name="T32">выявление способностей соискателя на должность тестировщика на предмет соответствия выдвигаемых к данной позиции требований</text:span>.</text:p>
      <text:p text:style-name="P9">Первоочередной <text:span text:style-name="T48">задачей</text:span> выступает проверка программы на соответствие форматно-логическому контролю данных электронных анкет, описанному в отдельной документации. <text:span text:style-name="T48">Также в рамках исследовательского подхода будет произведено тестирование основных незадокументированных возможностей программы.</text:span></text:p>
      <text:p text:style-name="P6">В основном квалификационное тестирование будет производиться вручную. <text:span text:style-name="T32">При этом основным подходом будет использоваться исследовательское тестирование, а также выполнение разработанных в ходе выполнения плана сценариев.</text:span></text:p>
      <text:p text:style-name="P23"><text:soft-page-break/></text:p>
      <text:h text:style-name="P30" text:outline-level="1"><text:bookmark-start text:name="_Toc469988192"/><text:bookmark-start text:name="__RefHeading___Toc8676_2589485794"/>1 Стратегия тестирования<text:bookmark-end text:name="_Toc469988192"/><text:bookmark-end text:name="__RefHeading___Toc8676_2589485794"/></text:h>
      <text:p text:style-name="P6">Стратегия тестирования определяет типы тестов, которые нужно выполнять для данных функциональных возможностей программы создания заявления о выдаче заграничного паспорта нового поколения, включает описание необходимых подходов с точки зрения целей тестирования и может задавать описания или требования к необходимым для проведения тестирования инструментам и инфраструктуре.</text:p>
      <text:p text:style-name="P6"/>
      <text:p text:style-name="P6">При этом стоит выделить следующие стадии <text:span text:style-name="T33">проведения работ</text:span>:</text:p>
      <text:list xml:id="list669635001" text:style-name="WWNum15">
        <text:list-item>
          <text:p text:style-name="P53"><text:span text:style-name="T33">подготовка тестового окружения</text:span>;</text:p>
        </text:list-item>
        <text:list-item>
          <text:p text:style-name="P54">разработка тестовых сценариев <text:span text:style-name="T60">и/или чек-листов</text:span> согласно документу «Приложение ФЛК.doc», включая позитивные и негативные тесты;</text:p>
        </text:list-item>
        <text:list-item>
          <text:p text:style-name="P54">проведение исследовательского тестирования форм программы;</text:p>
        </text:list-item>
        <text:list-item>
          <text:p text:style-name="P54">прогон разработанных тестовых сценариев;</text:p>
        </text:list-item>
        <text:list-item>
          <text:p text:style-name="P56"><text:span text:style-name="T35">подготовка отчёта по результату проведения тестирования</text:span><text:span text:style-name="T34">.</text:span></text:p>
        </text:list-item>
      </text:list>
      <text:p text:style-name="P15"/>
      <text:h text:style-name="P31" text:outline-level="1"><text:bookmark-start text:name="_Toc469988193"/><text:bookmark-start text:name="__RefHeading___Toc8678_2589485794"/><text:span text:style-name="T24">2 </text:span><text:span text:style-name="T36">Идентификация объектов тестирования</text:span><text:bookmark-end text:name="_Toc469988193"/><text:bookmark-end text:name="__RefHeading___Toc8678_2589485794"/></text:h>
      <text:p text:style-name="P6"><text:span text:style-name="T37">Тестированию</text:span> должн<text:span text:style-name="T37">а</text:span> быть подвергну<text:span text:style-name="T37">та программа по созданию заявления о выдаче заграничного паспорта нового поколения, представленная в виде дистрибутива для ОС семейства Linux. Дистрибутив состоит из установочных двух пакетов: AnketManager-1.0.0-Linux.deb и</text:span> libpodofo0.9.2_0.9.2-1ppa1_amd64.deb.</text:p>
      <text:p text:style-name="P23"/>
      <text:h text:style-name="P30" text:outline-level="1"><text:bookmark-start text:name="_Toc469988194"/><text:bookmark-start text:name="__RefHeading___Toc8680_2589485794"/>3 График запланированных активностей и определение заданий на тестирование<text:bookmark-end text:name="_Toc469988194"/><text:bookmark-end text:name="__RefHeading___Toc8680_2589485794"/></text:h>
      <text:p text:style-name="P57">График выполнения плана тестирования представлен в Таблице 1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2">№</text:p>
          </table:table-cell>
          <table:table-cell table:style-name="Таблица3.A1" office:value-type="string">
            <text:p text:style-name="P52">Активность</text:p>
          </table:table-cell>
          <table:table-cell table:style-name="Таблица3.C1" office:value-type="string">
            <text:p text:style-name="P52">Даты</text:p>
          </table:table-cell>
        </table:table-row>
        <table:table-row>
          <table:table-cell table:style-name="Таблица3.A2" office:value-type="string">
            <text:p text:style-name="P51">1</text:p>
          </table:table-cell>
          <table:table-cell table:style-name="Таблица3.A2" office:value-type="string">
            <text:p text:style-name="P49">подготовка тестового окружения и развёртывание</text:p>
          </table:table-cell>
          <table:table-cell table:style-name="Таблица3.C2" office:value-type="string">
            <text:p text:style-name="P49">05 октября</text:p>
          </table:table-cell>
        </table:table-row>
        <table:table-row>
          <table:table-cell table:style-name="Таблица3.A2" office:value-type="string">
            <text:p text:style-name="P51">2</text:p>
          </table:table-cell>
          <table:table-cell table:style-name="Таблица3.A2" office:value-type="string">
            <text:p text:style-name="P65">формирование тестовых сценариев</text:p>
          </table:table-cell>
          <table:table-cell table:style-name="Таблица3.C2" office:value-type="string">
            <text:p text:style-name="P66">05-0<text:span text:style-name="T57">9</text:span> октября</text:p>
          </table:table-cell>
        </table:table-row>
        <text:soft-page-break/>
        <table:table-row>
          <table:table-cell table:style-name="Таблица3.A2" office:value-type="string">
            <text:p text:style-name="P51">3</text:p>
          </table:table-cell>
          <table:table-cell table:style-name="Таблица3.A2" office:value-type="string">
            <text:p text:style-name="P49">прогон тест-плана</text:p>
          </table:table-cell>
          <table:table-cell table:style-name="Таблица3.C2" office:value-type="string">
            <text:p text:style-name="P51">0<text:span text:style-name="T58">9</text:span>-<text:span text:style-name="T56">10</text:span> октября</text:p>
          </table:table-cell>
        </table:table-row>
        <table:table-row>
          <table:table-cell table:style-name="Таблица3.A2" office:value-type="string">
            <text:p text:style-name="P51">4</text:p>
          </table:table-cell>
          <table:table-cell table:style-name="Таблица3.A2" office:value-type="string">
            <text:p text:style-name="P68">проведение исследовательского тестирования</text:p>
          </table:table-cell>
          <table:table-cell table:style-name="Таблица3.C2" office:value-type="string">
            <text:p text:style-name="P51">05-<text:span text:style-name="T56">10</text:span> октября</text:p>
          </table:table-cell>
        </table:table-row>
      </table:table>
      <text:p text:style-name="P58">Таблица 1 — график выполнения плана тестирования</text:p>
      <text:p text:style-name="P4"><text:span text:style-name="T10">Прогон тест-плана подразумевает собой выполнение </text:span><text:span text:style-name="T11">сценари</text:span><text:span text:style-name="T10">ев,</text:span><text:span text:style-name="T11"> представлен</text:span><text:span text:style-name="T10">н</text:span><text:span text:style-name="T11">ы</text:span><text:span text:style-name="T10">х</text:span><text:span text:style-name="T11"> в двух файлах </text:span><text:a xlink:type="simple" xlink:href="https://github.com/trofimovelijah/voshodtest/blob/master/Правила%20заполнения%20полей.ods" text:style-name="Internet_20_link" text:visited-style-name="Visited_20_Internet_20_Link"><text:span text:style-name="T20">Правила заполнения полей.ods</text:span></text:a><text:span text:style-name="T22"> </text:span><text:span text:style-name="T23">и </text:span><text:a xlink:type="simple" xlink:href="https://github.com/trofimovelijah/voshodtest/blob/master/Реквизитный%20состав%20анкет.ods" text:style-name="Internet_20_link" text:visited-style-name="Visited_20_Internet_20_Link"><text:span text:style-name="T21">Реквизитный состав анкет.ods</text:span></text:a><text:span text:style-name="T21">.</text:span></text:p>
      <text:p text:style-name="P20"/>
      <text:h text:style-name="P30" text:outline-level="1"><text:bookmark-start text:name="_Toc469988195"/><text:bookmark-start text:name="__RefHeading___Toc8682_2589485794"/>4 Виды тестирования<text:bookmark-end text:name="_Toc469988195"/><text:bookmark-end text:name="__RefHeading___Toc8682_2589485794"/></text:h>
      <text:p text:style-name="P6">В ходе выполнения данной работы <text:span text:style-name="T38">будет применено исследовательское тестирование.</text:span></text:p>
      <text:p text:style-name="P10">В качестве охватываемых критериев качества может быть проверено покрытие следующих характеристик качества (по ГОСТ Р 25010-2015):</text:p>
      <text:list xml:id="list2872059049" text:style-name="L1">
        <text:list-item>
          <text:p text:style-name="P70">функциональная пригодность,</text:p>
        </text:list-item>
        <text:list-item>
          <text:p text:style-name="P70">переносимость, </text:p>
        </text:list-item>
        <text:list-item>
          <text:p text:style-name="P71">совместимость</text:p>
        </text:list-item>
        <text:list-item>
          <text:p text:style-name="P72">удобство использования. <text:s/></text:p>
        </text:list-item>
      </text:list>
      <text:p text:style-name="P41"/>
      <text:h text:style-name="P30" text:outline-level="1"><text:bookmark-start text:name="_Toc469988196"/><text:bookmark-start text:name="__RefHeading___Toc8684_2589485794"/>5 Определение методики проектирования тестов<text:bookmark-end text:name="_Toc469988196"/><text:bookmark-end text:name="__RefHeading___Toc8684_2589485794"/></text:h>
      <text:p text:style-name="P1"><text:span text:style-name="T39">В ходе проектирования тестовых сценариев будут использоваться традиционные методики разработки тестов, такие как разбиение на</text:span><text:span text:style-name="T25"> эквивалентны</text:span><text:span text:style-name="T26">е</text:span><text:span text:style-name="T25"> област</text:span><text:span text:style-name="T26">и и анализ граничных значений.</text:span></text:p>
      <text:p text:style-name="P63"><text:span text:style-name="T26">Ввиду того, что перед тестированием стоит цель <text:s/></text:span><text:span text:style-name="T2">проверка программы на соответствие форматно-логическому контролю данных электронных анкет, </text:span><text:span text:style-name="T1">подразумевающая собой правильность заполнения полей заявлений о выдаче паспорта, то проверять наследование (правильность передачи) указанных значений </text:span><text:span text:style-name="T3">первоочерё</text:span><text:span text:style-name="T4">д</text:span><text:span text:style-name="T3">но</text:span><text:span text:style-name="T1"> не планируетс</text:span><text:span text:style-name="T3">я</text:span><text:span text:style-name="T47">.</text:span></text:p>
      <text:p text:style-name="P62">Разработанные тестовые сценарии <text:span text:style-name="T60">в данном случае представляют собой наборы чек-листов. Чек-листы</text:span>, касающиеся проверки реквизитного состава анкет, отображены в <text:span text:style-name="T49">соответствующем </text:span>документе «<text:a xlink:type="simple" xlink:href="https://github.com/trofimovelijah/voshodtest/blob/master/Реквизитный%20состав%20анкет.ods" text:style-name="Internet_20_link" text:visited-style-name="Visited_20_Internet_20_Link"><text:span text:style-name="T54">Реквизитный состав </text:span></text:a><text:soft-page-break/><text:a xlink:type="simple" xlink:href="https://github.com/trofimovelijah/voshodtest/blob/master/Реквизитный%20состав%20анкет.ods" text:style-name="Internet_20_link" text:visited-style-name="Visited_20_Internet_20_Link"><text:span text:style-name="T54">анкет.ods</text:span></text:a><text:span text:style-name="T55">»</text:span>. <text:span text:style-name="T59">Каждая вкладка этого документа содержит сценарии по каждому из функциональных блоков тестируемого приложения.</text:span></text:p>
      <text:p text:style-name="P17"><text:span text:style-name="T61">Чек-листы</text:span>, касаемые <text:span text:style-name="T50">логических </text:span>правил заполнения полей (в этом случае проверяются условия заполнения системы нескольких связанных полей) описаны<text:span text:style-name="T51"> в документе «</text:span><text:a xlink:type="simple" xlink:href="https://github.com/trofimovelijah/voshodtest/blob/master/Правила%20заполнения%20полей.ods" text:style-name="Internet_20_link" text:visited-style-name="Visited_20_Internet_20_Link"><text:span text:style-name="T53">Правила заполнения полей.ods</text:span></text:a><text:span text:style-name="T53">»</text:span><text:span text:style-name="T51">.</text:span><text:span text:style-name="T52"> </text:span></text:p>
      <text:p text:style-name="P60"/>
      <text:p text:style-name="P23"/>
      <text:h text:style-name="P30" text:outline-level="1"><text:bookmark-start text:name="_Toc469988197"/><text:bookmark-start text:name="__RefHeading___Toc8686_2589485794"/>6 Учёт рисков, которые могут возникнуть в процессе <text:span text:style-name="T46">выполнения</text:span> плана<text:bookmark-end text:name="_Toc469988197"/> <text:span text:style-name="T45">тестирования</text:span><text:bookmark-end text:name="__RefHeading___Toc8686_2589485794"/></text:h>
      <text:p text:style-name="P59">Основным риском в ходе проведения тестирования программы по созданию заявления о выдаче заграничного паспорта нового поколения является низкая квалификация соискателя на вакансию тестировщика. При этом существует и некоторые иные аспекты, которые могут также негативно сказаться на проведении тестирования, в частности, в ходе разработки <text:span text:style-name="T62">чек-листов</text:span>. </text:p>
      <text:p text:style-name="P6"/>
      <text:h text:style-name="P30" text:outline-level="1"><text:bookmark-start text:name="_Toc469988198"/><text:bookmark-start text:name="__RefHeading___Toc8688_2589485794"/>7 Определение тестового окружения<text:bookmark-end text:name="_Toc469988198"/><text:bookmark-end text:name="__RefHeading___Toc8688_2589485794"/></text:h>
      <text:p text:style-name="P6">На текущий момент можно выделить следующие общие требования:</text:p>
      <text:list xml:id="list121752030193848" text:continue-list="list669635001" text:style-name="WWNum15">
        <text:list-item>
          <text:p text:style-name="P55">операционная система <text:span text:style-name="T40">семейства Linux под архитектуру amd64</text:span>;</text:p>
        </text:list-item>
        <text:list-item>
          <text:p text:style-name="P55"><text:span text:style-name="T40">пакетный менеджер ОС должен поддерживать работы с пакетами формата dpkg</text:span>.</text:p>
        </text:list-item>
      </text:list>
      <text:p text:style-name="P7">В <text:span text:style-name="T42">качестве</text:span> тестов<text:span text:style-name="T42">ого</text:span> стенд<text:span text:style-name="T42">а будет использоваться виртуальная машина с ОС Ubuntu версии 18.04</text:span>.</text:p>
      <text:p text:style-name="P7">Дополнительные требования <text:span text:style-name="T41">могут быть выявлены в ходе инсталляции программы</text:span>.</text:p>
      <text:p text:style-name="P6"/>
      <text:h text:style-name="P30" text:outline-level="1"><text:bookmark-start text:name="_Toc469988199"/><text:bookmark-start text:name="__RefHeading___Toc8690_2589485794"/>8 Инфраструктурное обеспечение<text:bookmark-end text:name="_Toc469988199"/><text:bookmark-end text:name="__RefHeading___Toc8690_2589485794"/></text:h>
      <text:p text:style-name="P8">При выполнении <text:span text:style-name="T43">тестирования для фиксации выявленных дефектов, а также публикации документации используется публичный репозиторий </text:span><text:a xlink:type="simple" xlink:href="https://github.com/trofimovelijah/voshodtest" text:style-name="Internet_20_link" text:visited-style-name="Visited_20_Internet_20_Link"><text:span text:style-name="T43">https://github.com/trofimovelijah/voshodtest</text:span></text:a><text:span text:style-name="T43">. </text:span></text:p>
      <text:p text:style-name="P6"><text:soft-page-break/></text:p>
      <text:h text:style-name="P30" text:outline-level="1"><text:bookmark-start text:name="_Toc469988200"/><text:bookmark-start text:name="__RefHeading___Toc8692_2589485794"/>9 Требования к численности и квалификации персонала<text:bookmark-end text:name="_Toc469988200"/><text:bookmark-end text:name="__RefHeading___Toc8692_2589485794"/></text:h>
      <text:p text:style-name="P18"><text:span text:style-name="T5">Специалист, претендующий на должность «Ведущий специалист по функциональному тестированию». Требования к указанной должности </text:span><text:span text:style-name="T7">приведены</text:span><text:span text:style-name="T5"> в описании вакансии.</text:span></text:p>
      <text:p text:style-name="P6"/>
      <text:h text:style-name="P30" text:outline-level="1"><text:bookmark-start text:name="_Toc469988201"/><text:bookmark-start text:name="__RefHeading___Toc8694_2589485794"/>10 Критерии начала и окончания проведения тестирования<text:bookmark-end text:name="_Toc469988201"/><text:bookmark-end text:name="__RefHeading___Toc8694_2589485794"/></text:h>
      <text:h text:style-name="P32" text:outline-level="3">10.1 Критерии начала проведения тестирования</text:h>
      <text:list xml:id="list760390287" text:style-name="WWNum22">
        <text:list-item>
          <text:p text:style-name="P75">Тестирование начинается в ходе ознакомления тестировщиком с присланной ему документацией. <text:span text:style-name="T44">После чего специалист приступает к развёртыванию тестового окружения</text:span> <text:span text:style-name="T44">и начинает разрабатывать тестовые сценарии.</text:span></text:p>
        </text:list-item>
      </text:list>
      <text:p text:style-name="P23"/>
      <text:h text:style-name="P32" text:outline-level="3">10.2 Критерии окончания проведения тестирования</text:h>
      <text:list xml:id="list121750709908800" text:continue-numbering="true" text:style-name="WWNum22">
        <text:list-item>
          <text:p text:style-name="P74">Отталкиваясь от одного из фундаментальных принципов тестирования, что избыточное тестирование невозможно, необходимо чётко обозначить критерии окончания проведения работ.</text:p>
        </text:list-item>
        <text:list-item>
          <text:p text:style-name="P76"><text:span text:style-name="T5">В случае, когда в ходе проведения тестирования, обнаружива</text:span><text:span text:style-name="T13">е</text:span><text:span text:style-name="T5">тся </text:span><text:span text:style-name="T13">дефект</text:span><text:span text:style-name="T5"> с приоритезацией «Блокирующая» </text:span><text:span text:style-name="T14">(функциональные возможности проверять далее не представляется возможным по причине неисправности программы)</text:span><text:span text:style-name="T5">, работа приостанавливается. </text:span><text:span text:style-name="T13">В случае отсутствия блокирующего дефекта тестирование считается завершённым после окончания запуска всех разработанных тестовых сценариев.</text:span></text:p>
        </text:list-item>
        <text:list-item>
          <text:p text:style-name="P76"><text:span text:style-name="T8">По р</text:span><text:span text:style-name="T5">езультат</text:span><text:span text:style-name="T8">у</text:span><text:span text:style-name="T5"> </text:span><text:span text:style-name="T8">проведения</text:span><text:span text:style-name="T5"> тестирования </text:span><text:span text:style-name="T12">отдельный </text:span><text:span text:style-name="T8">отчёт</text:span><text:span text:style-name="T12">ный документ не </text:span><text:span text:style-name="T8">формируется, </text:span><text:span text:style-name="T12">а все зафиксированные дефекты, замечания и задачи на доработку указываются в баг-трекере github</text:span><text:span text:style-name="T5">.</text:span><text:bookmark-start text:name="_Toc467484889"/></text:p>
        </text:list-item>
      </text:list>
      <text:h text:style-name="P28" text:outline-level="1"><text:bookmark-start text:name="_Toc469988202"/><text:bookmark-start text:name="__RefHeading___Toc8696_2589485794"/>ЗАКЛЮЧЕНИЕ<text:bookmark-end text:name="_Toc469988202"/><text:bookmark-end text:name="__RefHeading___Toc8696_2589485794"/></text:h>
      <text:list xml:id="list121752202060242" text:continue-numbering="true" text:style-name="WWNum22">
        <text:list-item>
          <text:p text:style-name="P74"><text:span text:style-name="T59">Разработанный план тестирования рекомендован к применению.</text:span></text:p>
        </text:list-item>
      </text:list>
      <text:p text:style-name="P48"/>
      <text:h text:style-name="P28" text:outline-level="1"><text:bookmark-start text:name="_Toc469988203"/><text:bookmark-start text:name="__RefHeading___Toc8698_2589485794"/>СПИСОК ИСПОЛЬЗОВАННЫХ ИСТОЧНИКОВ<text:bookmark-end text:name="_Toc469988203"/><text:bookmark-end text:name="__RefHeading___Toc8698_2589485794"/></text:h>
      <text:p text:style-name="P2"><text:span text:style-name="T5">1. </text:span><text:span text:style-name="T19">ГОСТ Р ИСО/МЭК 25010-2015</text:span><text:span text:style-name="T5">. Информационные технологии. Системная и программная инженерия. Требования и оценка качества систем и программного обеспечения (SQuaRE). Модели качества систем и программных продуктов [Текст]. — Введ. 2015-05-29. – М.: Изд-во стандартов, 2015. – 36 с.</text:span></text:p>
      <text:p text:style-name="P2"><text:span text:style-name="T9">2</text:span><text:span text:style-name="T5">. Стандартный глоссарий терминов, используемых в тестировании программного обеспечения. Версия 2.3 (от 9 июля 2014 года) [Электронный ресурс].​ — </text:span><text:span text:style-name="T15">Bangalore</text:span><text:span text:style-name="T5">: </text:span><text:span text:style-name="T15">International</text:span><text:span text:style-name="T5"> </text:span><text:span text:style-name="T15">Software</text:span><text:span text:style-name="T5"> </text:span><text:span text:style-name="T15">Testing</text:span><text:span text:style-name="T5"> </text:span><text:span text:style-name="T15">Qualification</text:span><text:span text:style-name="T5"> </text:span><text:span text:style-name="T15">Board</text:span><text:span text:style-name="T5"> , 2014.—73 с. – Режим доступа: </text:span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http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:/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www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org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fileadmi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user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upload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edaktio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u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downloads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I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Glossary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ussia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v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2.3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pdfhttp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:/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www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org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fileadmi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user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upload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edaktio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u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downloads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I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Glossary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Russia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v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2.3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5">pdf</text:span></text:span></text:a><text:span text:style-name="T5">, свободный. – Загл. с экрана.</text:span><text:bookmark-end text:name="_Toc467484889"/></text:p>
      <text:p text:style-name="P11">3. Документ Приложение ФЛК.do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1" style:family="paragraph" style:parent-style-name="Standard" style:default-outline-level="">
      <style:paragraph-properties fo:margin-top="0cm" fo:margin-bottom="0cm" loext:contextual-spacing="false" fo:line-height="100%" fo:orphans="0" fo:widows="0" fo:hyphenation-ladder-count="no-limit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text-transform="uppercase" fo:color="#00000a" style:font-name="Arial" fo:font-family="Arial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line-height="100%" fo:orphans="0" fo:widows="0" fo:keep-with-next="always"/>
      <style:text-properties fo:color="#00000a" style:font-name="Liberation Serif" fo:font-family="'Liberation Serif'" style:font-family-generic="roman" style:font-pitch="variable" fo:font-size="14pt" fo:language="en" fo:country="US" fo:font-weight="bold" style:font-name-asian="WenQuanYi Zen Hei Sharp" style:font-family-asian="'WenQuanYi Zen Hei Sharp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8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6.28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10.0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3.90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6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8:32:38.962413571</meta:creation-date>
    <dc:date>2019-10-10T12:17:50.292051957</dc:date>
    <meta:editing-duration>PT5H52M35S</meta:editing-duration>
    <meta:editing-cycles>68</meta:editing-cycles>
    <meta:generator>LibreOffice/6.0.7.3$Linux_X86_64 LibreOffice_project/00m0$Build-3</meta:generator>
    <meta:document-statistic meta:table-count="3" meta:image-count="0" meta:object-count="0" meta:page-count="13" meta:paragraph-count="123" meta:word-count="1200" meta:character-count="10491" meta:non-whitespace-character-count="9064"/>
  </office:meta>
</office:document-meta>
</file>